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Quotations">
      <style:paragraph-properties fo:text-align="start" style:justify-single-word="false"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6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ider all integer combinations of <text:span text:style-name="T1">a</text:span><text:span text:style-name="T3">b </text:span>for 2 ≤ <text:span text:style-name="T1">a </text:span>≤ 5 and 2 ≤ <text:span text:style-name="T1">b </text:span>≤ 5:</text:p>
      <text:p text:style-name="P2">2<text:span text:style-name="T2">2</text:span>=4, 2<text:span text:style-name="T2">3</text:span>=8, 2<text:span text:style-name="T2">4</text:span>=16, 2<text:span text:style-name="T2">5</text:span>=32<text:line-break/>3<text:span text:style-name="T2">2</text:span>=9, 3<text:span text:style-name="T2">3</text:span>=27, 3<text:span text:style-name="T2">4</text:span>=81, 3<text:span text:style-name="T2">5</text:span>=243<text:line-break/>4<text:span text:style-name="T2">2</text:span>=16, 4<text:span text:style-name="T2">3</text:span>=64, 4<text:span text:style-name="T2">4</text:span>=256, 4<text:span text:style-name="T2">5</text:span>=1024<text:line-break/>5<text:span text:style-name="T2">2</text:span>=25, 5<text:span text:style-name="T2">3</text:span>=125, 5<text:span text:style-name="T2">4</text:span>=625, 5<text:span text:style-name="T2">5</text:span>=3125</text:p>
      <text:p text:style-name="P1">If they are then placed in numerical order, with any repeats removed, we get the following sequence of 15 distinct terms:</text:p>
      <text:p text:style-name="P1">4, 8, 9, 16, 25, 27, 32, 64, 81, 125, 243, 256, 625, 1024, 3125</text:p>
      <text:p text:style-name="P1">How many distinct terms are in the sequence generated by <text:span text:style-name="T1">a</text:span><text:span text:style-name="T3">b </text:span>for 2 ≤ <text:span text:style-name="T1">a </text:span>≤ 100 and 2 ≤ <text:span text:style-name="T1">b </text:span>≤ 100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6-08-24T20:24:46.105000000</dc:date>
    <meta:editing-duration>PT1H14M10S</meta:editing-duration>
    <meta:editing-cycles>23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5" meta:word-count="93" meta:character-count="456" meta:non-whitespace-character-count="368"/>
  </office:meta>
</office:document-meta>
</file>